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cb7" officeooo:paragraph-rsid="00028cb7"/>
    </style:style>
    <style:style style:name="P2" style:family="paragraph" style:parent-style-name="Standard">
      <style:text-properties officeooo:rsid="00036245" officeooo:paragraph-rsid="00036245"/>
    </style:style>
    <style:style style:name="P3" style:family="paragraph" style:parent-style-name="Standard">
      <style:text-properties officeooo:rsid="00036245" officeooo:paragraph-rsid="0003a35c"/>
    </style:style>
    <style:style style:name="P4" style:family="paragraph" style:parent-style-name="Standard">
      <style:text-properties officeooo:rsid="0003a35c" officeooo:paragraph-rsid="0003a35c"/>
    </style:style>
    <style:style style:name="P5" style:family="paragraph" style:parent-style-name="Standard">
      <style:text-properties fo:font-size="15pt" style:text-underline-style="solid" style:text-underline-width="auto" style:text-underline-color="font-color" officeooo:rsid="00028cb7" officeooo:paragraph-rsid="00028cb7" style:font-size-asian="15pt" style:font-size-complex="15pt"/>
    </style:style>
    <style:style style:name="P6" style:family="paragraph" style:parent-style-name="Standard">
      <style:text-properties style:text-underline-style="solid" style:text-underline-width="auto" style:text-underline-color="font-color" officeooo:rsid="0003a35c" officeooo:paragraph-rsid="0003a35c"/>
    </style:style>
    <style:style style:name="P7" style:family="paragraph" style:parent-style-name="Standard">
      <style:text-properties fo:color="#00b6bd" officeooo:rsid="0003a35c" officeooo:paragraph-rsid="0003a35c"/>
    </style:style>
    <style:style style:name="T1" style:family="text">
      <style:text-properties fo:color="#ce181e"/>
    </style:style>
    <style:style style:name="T2" style:family="text">
      <style:text-properties officeooo:rsid="0003a35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5ce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bout me</text:p>
      <text:p text:style-name="P1"/>
      <text:p text:style-name="P1">I’m a pharmacist, <text:span text:style-name="T1">knitter</text:span> and full-stack developer.</text:p>
      <text:p text:style-name="P1"/>
      <text:p text:style-name="P2"/>
      <text:p text:style-name="P6">techstack/type of worker</text:p>
      <text:p text:style-name="P3">inquisitive nature</text:p>
      <text:p text:style-name="P3">thoughts bridging theory and practice</text:p>
      <text:p text:style-name="P3"/>
      <text:p text:style-name="P3"/>
      <text:p text:style-name="P3">planner</text:p>
      <text:p text:style-name="P3">experience the world as an endless opportunity for learning</text:p>
      <text:p text:style-name="P3"/>
      <text:p text:style-name="P3"/>
      <text:p text:style-name="P6">pharmacy/soft skills</text:p>
      <text:p text:style-name="P2"><text:span text:style-name="T2">Before attending the</text:span> Founders and Coders bootcamp<text:span text:style-name="T4">(https://github.com/jokosanyang/Diary-of-a-FAC-student)</text:span>, <text:span text:style-name="T2">I worked as a community pharmacist, -------</text:span></text:p>
      <text:p text:style-name="P3"/>
      <text:p text:style-name="P3">Doing over 200 flu vaccinations in a season has made me <text:span text:style-name="T2">able to s</text:span>it in a tiny room with ANYONE and distract them from the fact that a needle is about to go in their arm.</text:p>
      <text:p text:style-name="P3"/>
      <text:p text:style-name="P2"/>
      <text:p text:style-name="P4"><text:span text:style-name="T3">outside work interests</text:span> </text:p>
      <text:p text:style-name="P2">[include gif of knitting]</text:p>
      <text:p text:style-name="P2"/>
      <text:p text:style-name="P2">[group coding?]</text:p>
      <text:p text:style-name="P2"/>
      <text:p text:style-name="P7">I’m interested in [media]</text:p>
      <text:p text:style-name="P4">Improving diversity in tech</text:p>
      <text:p text:style-name="P4">Mentoring at codebar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2:24:57.134989728</meta:creation-date>
    <meta:editing-duration>PT25S</meta:editing-duration>
    <meta:editing-cycles>2</meta:editing-cycles>
    <meta:generator>LibreOffice/6.0.7.3$Linux_X86_64 LibreOffice_project/00m0$Build-3</meta:generator>
    <dc:date>2019-05-08T22:25:18.448051994</dc:date>
    <meta:document-statistic meta:table-count="0" meta:image-count="0" meta:object-count="0" meta:page-count="1" meta:paragraph-count="16" meta:word-count="101" meta:character-count="677" meta:non-whitespace-character-count="591"/>
  </office:meta>
</office:document-meta>
</file>